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58376" officeooo:paragraph-rsid="00158376"/>
    </style:style>
    <style:style style:name="P2" style:family="paragraph" style:parent-style-name="Standard">
      <style:text-properties officeooo:rsid="00158376" officeooo:paragraph-rsid="0015837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itle">
      <style:text-properties fo:color="#c9211e" loext:opacity="100%" fo:font-size="26pt" style:font-size-asian="26pt" style:font-size-complex="26pt"/>
    </style:style>
    <style:style style:name="P6" style:family="paragraph" style:parent-style-name="Header">
      <style:text-properties officeooo:rsid="00158376" officeooo:paragraph-rsid="00158376"/>
    </style:style>
    <style:style style:name="P7" style:family="paragraph" style:parent-style-name="Table_20_Contents">
      <style:paragraph-properties fo:text-align="center" style:justify-single-word="false"/>
      <style:text-properties officeooo:rsid="001a5acd" officeooo:paragraph-rsid="001a5acd"/>
    </style:style>
    <style:style style:name="P8" style:family="paragraph" style:parent-style-name="Text_20_body">
      <style:text-properties officeooo:paragraph-rsid="00158376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9b1ed" officeooo:paragraph-rsid="0019b1ed" fo:background-color="transparent"/>
    </style:style>
    <style:style style:name="P10" style:family="paragraph" style:parent-style-name="Text_20_body">
      <style:text-properties officeooo:paragraph-rsid="00167caa"/>
    </style:style>
    <style:style style:name="T1" style:family="text">
      <style:text-properties officeooo:rsid="00158376"/>
    </style:style>
    <style:style style:name="T2" style:family="text">
      <style:text-properties officeooo:rsid="00167caa"/>
    </style:style>
    <style:style style:name="T3" style:family="text">
      <style:text-properties officeooo:rsid="00167caa" fo:background-color="transparent" loext:char-shading-value="0"/>
    </style:style>
    <style:style style:name="T4" style:family="text">
      <style:text-properties officeooo:rsid="0018f60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SAé 2.02 Exploitation algorithmique d’un problèm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91_1947903508" text:style-name="Index_20_Link" text:visited-style-name="Index_20_Link">Réalisation<text:tab/>1</text:a></text:p>
          <text:p text:style-name="P3"><text:a xlink:type="simple" xlink:href="#__RefHeading___Toc393_1947903508" text:style-name="Index_20_Link" text:visited-style-name="Index_20_Link">Organisation<text:tab/>1</text:a></text:p>
          <text:p text:style-name="P3"><text:a xlink:type="simple" xlink:href="#__RefHeading___Toc395_1947903508" text:style-name="Index_20_Link" text:visited-style-name="Index_20_Link">Détails des questions<text:tab/>1</text:a></text:p>
          <text:p text:style-name="P4"><text:a xlink:type="simple" xlink:href="#__RefHeading___Toc400_1947903508" text:style-name="Index_20_Link" text:visited-style-name="Index_20_Link"><text:s/>6.2 Collaborateurs communs<text:tab/>1</text:a></text:p>
          <text:p text:style-name="P4"><text:a xlink:type="simple" xlink:href="#__RefHeading___Toc402_1947903508" text:style-name="Index_20_Link" text:visited-style-name="Index_20_Link"><text:s/>6.3 Collaborateurs proches<text:tab/>1</text:a></text:p>
          <text:p text:style-name="P4"><text:a xlink:type="simple" xlink:href="#__RefHeading___Toc404_1947903508" text:style-name="Index_20_Link" text:visited-style-name="Index_20_Link"><text:s/>6.4 Qui est le centre d’Hollywood<text:tab/>2</text:a></text:p>
          <text:p text:style-name="P4"><text:a xlink:type="simple" xlink:href="#__RefHeading___Toc406_1947903508" text:style-name="Index_20_Link" text:visited-style-name="Index_20_Link"><text:s/>6.5 Une petite famille<text:tab/>2</text:a></text:p>
          <text:p text:style-name="P3"><text:a xlink:type="simple" xlink:href="#__RefHeading___Toc397_1947903508" text:style-name="Index_20_Link" text:visited-style-name="Index_20_Link">Évaluation expérimentale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391_1947903508"/>Réalisation<text:bookmark-end text:name="__RefHeading___Toc391_1947903508"/></text:h>
      <text:h text:style-name="Heading_20_1" text:outline-level="1"><text:bookmark-start text:name="__RefHeading___Toc393_1947903508"/>Organisation<text:bookmark-end text:name="__RefHeading___Toc393_1947903508"/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Clémence</text:p>
          </table:table-cell>
          <table:table-cell table:style-name="Table1.B1" office:value-type="string">
            <text:p text:style-name="P7">Ophéli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95_1947903508"/><text:soft-page-break/>Détails des questions<text:bookmark-end text:name="__RefHeading___Toc395_1947903508"/></text:h>
      <text:h text:style-name="Heading_20_2" text:outline-level="2"><text:bookmark-start text:name="__RefHeading___Toc400_1947903508"/><text:tab/>6.<text:span text:style-name="T1">2</text:span> <text:span text:style-name="T1">Collaborateurs communs</text:span><text:bookmark-end text:name="__RefHeading___Toc400_1947903508"/></text:h>
      <text:p text:style-name="P8"><text:bookmark text:name="docs-internal-guid-61167794-7fff-a355-2353-3d21a4bd70e7"/><text:span text:style-name="T1">L’ensemble des collaborateurs communs peut se décrire de cette façon : </text:span><text:span text:style-name="T2">p</text:span>our deux nœuds différents <text:span text:style-name="T1">u</text:span> et <text:span text:style-name="T1">v</text:span>, on veut <text:span text:style-name="T1">l’ensemble des acteurs qui sont à la fois dans le voisinage de u et dans le voisinage de v. </text:span></text:p>
      <text:p text:style-name="P10"><text:span text:style-name="T3">Formellement, nous pouvons l’écrire de cette manière : pour un graphe G=(V,E) où V est l’ensemble des sommets et E l’ensemble des arêtes de ce graphe, on veut {k | (u,v,k) </text:span>∈ <text:span text:style-name="T2">V</text:span>³ ^ <text:span text:style-name="T2">u</text:span>≠<text:span text:style-name="T2">v</text:span>≠<text:span text:style-name="T2">k <text:s/>^ k ∈ N(u) ^ k ∈ N(v)}</text:span></text:p>
      <text:p text:style-name="P10">Ω(f(n)) <text:span text:style-name="T4">borne inférieure </text:span></text:p>
      <text:h text:style-name="Heading_20_2" text:outline-level="2"><text:bookmark-start text:name="__RefHeading___Toc402_1947903508"/><text:tab/>6.3 Collaborateurs proches<text:bookmark-end text:name="__RefHeading___Toc402_1947903508"/></text:h>
      <text:p text:style-name="P9">Le code fournit possède une complexité O(n³) dans le pire des cas. Nous commençons d’abord par vérifier que l’acteur u est présent en tant que sommet dans le graphe. Ainsi, pour une distance k et pour chacun des collaborateurs d’un acteur à cette distance, on regarde si collaborateur voisin est dans la liste des collaborateurs proches.</text:p>
      <text:h text:style-name="Heading_20_2" text:outline-level="2"><text:bookmark-start text:name="__RefHeading___Toc404_1947903508"/><text:tab/>6.4 Qui est le centre d’Hollywood<text:bookmark-end text:name="__RefHeading___Toc404_1947903508"/></text:h>
      <text:h text:style-name="Heading_20_2" text:outline-level="2"><text:bookmark-start text:name="__RefHeading___Toc406_1947903508"/><text:tab/>6.5 Une petite famille<text:line-break/><text:line-break/><text:bookmark-end text:name="__RefHeading___Toc406_1947903508"/></text:h>
      <text:h text:style-name="Heading_20_1" text:outline-level="1"><text:bookmark-start text:name="__RefHeading___Toc397_1947903508"/>Évaluation expérimentale <text:bookmark-end text:name="__RefHeading___Toc397_194790350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8376" officeooo:paragraph-rsid="00158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Ophélie Valin</text:p>
        <text:p text:style-name="MP1">Clémence Bocquet</text:p>
        <text:p text:style-name="MP1">BUT 1 informatique – Orléans</text:p>
        <text:p text:style-name="MP1">Groupe 4A</text:p>
        <text:p text:style-name="MP1">2023-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44:16.634266603</meta:creation-date>
    <dc:date>2024-05-23T16:26:46.540260391</dc:date>
    <meta:editing-duration>PT1H13M11S</meta:editing-duration>
    <meta:editing-cycles>5</meta:editing-cycles>
    <meta:generator>LibreOffice/7.6.2.1$MacOSX_X86_64 LibreOffice_project/56f7684011345957bbf33a7ee678afaf4d2ba333</meta:generator>
    <meta:document-statistic meta:table-count="1" meta:image-count="0" meta:object-count="0" meta:page-count="2" meta:paragraph-count="29" meta:word-count="220" meta:character-count="1309" meta:non-whitespace-character-count="1106"/>
  </office:meta>
</office:document-meta>
</file>